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sans-serif" svg:font-family="sans-serif"/>
    <style:font-face style:name="Courier 10 Pitch" svg:font-family="'Courier 10 Pitch'"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left="0cm" fo:margin-right="0cm" style:line-height-at-least="0.503cm" fo:text-align="justify" style:justify-single-word="false" fo:orphans="2" fo:widows="2" fo:text-indent="0cm" style:auto-text-indent="false"/>
      <style:text-properties fo:font-variant="normal" fo:text-transform="none" fo:color="#000000" style:font-name="DejaVu Sans" fo:font-size="9.75pt" fo:letter-spacing="normal" fo:font-style="normal" fo:font-weight="normal"/>
    </style:style>
    <style:style style:name="P2" style:family="paragraph" style:parent-style-name="Text_20_body">
      <style:paragraph-properties fo:margin-left="0cm" fo:margin-right="0cm" style:line-height-at-least="0.503cm" fo:text-align="justify" style:justify-single-word="false" fo:orphans="2" fo:widows="2" fo:text-indent="0cm" style:auto-text-indent="false"/>
    </style:style>
    <style:style style:name="T1" style:family="text">
      <style:text-properties fo:font-variant="normal" fo:text-transform="none" fo:color="#000000" style:font-name="sans-serif" fo:font-size="9.75pt" fo:letter-spacing="normal" fo:font-style="normal" fo:font-weight="normal"/>
    </style:style>
    <style:style style:name="T2" style:family="text">
      <style:text-properties fo:font-variant="normal" fo:text-transform="none" fo:color="#000000" fo:font-size="9.75pt" fo:letter-spacing="normal" fo:font-style="normal" fo:font-weight="normal"/>
    </style:style>
    <style:style style:name="T3" style:family="text">
      <style:text-properties fo:font-variant="normal" fo:text-transform="none" fo:color="#000000" style:font-name="Courier 10 Pitch" fo:font-size="9.75pt" fo:letter-spacing="normal" fo:font-style="normal" fo:font-weight="normal"/>
    </style:style>
    <style:style style:name="T4" style:family="text">
      <style:text-properties fo:font-variant="normal" fo:text-transform="none" fo:color="#000000" style:font-name="DejaVu Sans" fo:font-size="9.75pt" fo:letter-spacing="normal" fo:font-style="normal" fo:font-weight="normal"/>
    </style:style>
    <style:style style:name="T5" style:family="text">
      <style:text-properties fo:font-variant="normal" fo:text-transform="none" fo:color="#0b0080" style:text-line-through-style="none" style:font-name="sans-serif" fo:font-size="9.75pt" fo:letter-spacing="normal" fo:font-style="normal" style:text-underline-style="none" fo:font-weight="normal" style:text-blinking="false"/>
    </style:style>
    <style:style style:name="T6" style:family="text">
      <style:text-properties fo:font-variant="normal" fo:text-transform="none" fo:color="#0b0080" style:text-line-through-style="none" fo:font-size="9.75pt" fo:letter-spacing="normal" fo:font-style="normal" style:text-underline-style="none" fo:font-weight="normal" style:text-blinking="false"/>
    </style:style>
    <style:style style:name="T7" style:family="text">
      <style:text-properties fo:font-variant="normal" fo:text-transform="none" fo:color="#0b0080" style:text-line-through-style="none" style:font-name="Courier 10 Pitch" fo:font-size="9.75pt" fo:letter-spacing="normal" fo:font-style="normal" style:text-underline-style="none" fo:font-weight="normal" style:text-blinking="false"/>
    </style:style>
    <style:style style:name="T8" style:family="text">
      <style:text-properties fo:font-variant="normal" fo:text-transform="none" fo:color="#0b0080" style:text-line-through-style="none" style:font-name="DejaVu Sans" fo:font-size="9.75pt" fo:letter-spacing="normal" fo:font-style="normal" style:text-underline-style="none" fo:font-weight="normal" style:text-blinking="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isponibilidad</text:p>
      <text:p text:style-name="Standard"/>
      <text:p text:style-name="P1">La disponibilidad es la característica, cualidad o condición de la información de encontrarse a disposición de quienes deben acceder a ella, ya sean personas, procesos o aplicaciones. A groso modo, la disponibilidad es el acceso a la información y a los sistemas por personas autorizadas en el momento que así lo requieran.</text:p>
      <text:p text:style-name="P2"><text:span text:style-name="T4">En el caso de los sistemas informáticos utilizados para almacenar y procesar la información, los controles de seguridad utilizado para protegerlo, y los canales de comunicación protegidos que se utilizan para acceder a ella deben estar funcionando correctamente. La </text:span><text:a xlink:type="simple" xlink:href="http://es.wikipedia.org/wiki/Alta_disponibilidad"><text:span text:style-name="T8">Alta disponibilidad</text:span></text:a><text:span text:style-name="T4"> sistemas objetivo debe estar disponible en todo momento, evitando interrupciones del servicio debido a cortes de energía, fallos de hardware, y actualizaciones del sistema.</text:span></text:p>
      <text:p text:style-name="P2"><text:span text:style-name="T4">Garantizar la disponibilidad implica también la prevención de ataque de </text:span><text:a xlink:type="simple" xlink:href="http://es.wikipedia.org/wiki/Denegación_de_servicio"><text:span text:style-name="T8">denegación de servicio</text:span></text:a><text:span text:style-name="T4">. Para poder manejar con mayor facilidad la seguridad de la información, las empresas o negocios se pueden ayudar con un sistema de gestión que permita conocer, administrar y minimizar los posibles riesgos que atenten contra la seguridad de la información del negocio.</text:span></text:p>
      <text:p text:style-name="P1">La disponibilidad además de ser importante en el proceso de seguridad de la información, es además variada en el sentido de que existen varios mecanismos para cumplir con los niveles de servicio que se requiera. Tales mecanismos se implementan en infraestructura tecnológica, servidores de correo electrónico, de bases de datos, de web etc, mediante el uso de clusters o arreglos de discos, equipos en alta disponibilidad a nivel de red, servidores espejo, replicación de datos, redes de almacenamiento (SAN), enlaces redundantes, etc. La gama de posibilidades dependerá de lo que queremos proteger y el nivel de servicio que se quiera proporciona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sans-serif" svg:font-family="sans-serif"/>
    <style:font-face style:name="Courier 10 Pitch" svg:font-family="'Courier 10 Pitch'"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1T20:22:26</meta:creation-date>
    <meta:generator>LibreOffice/3.5$Linux_X86_64 LibreOffice_project/350m1$Build-2</meta:generator>
    <dc:date>2012-11-11T20:27:19</dc:date>
    <meta:editing-duration>P0D</meta:editing-duration>
    <meta:editing-cycles>1</meta:editing-cycles>
    <meta:document-statistic meta:table-count="0" meta:image-count="0" meta:object-count="0" meta:page-count="1" meta:paragraph-count="5" meta:word-count="274" meta:character-count="1806" meta:non-whitespace-character-count="1537"/>
  </office:meta>
</office:document-meta>
</file>